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aa90" officeooo:paragraph-rsid="001aba18" style:font-weight-asian="bold" style:font-weight-complex="bold"/>
    </style:style>
    <style:style style:name="P2" style:family="paragraph" style:parent-style-name="Standard">
      <style:text-properties fo:font-weight="bold" officeooo:rsid="0018aa90" officeooo:paragraph-rsid="00555f1a" style:font-weight-asian="bold" style:font-weight-complex="bold"/>
    </style:style>
    <style:style style:name="P3" style:family="paragraph" style:parent-style-name="Standard">
      <style:text-properties fo:font-weight="bold" officeooo:rsid="0064bf1d" officeooo:paragraph-rsid="0064bf1d" style:font-weight-asian="bold" style:font-weight-complex="bold"/>
    </style:style>
    <style:style style:name="P4" style:family="paragraph" style:parent-style-name="Standard">
      <style:text-properties fo:font-weight="bold" officeooo:rsid="00689585" officeooo:paragraph-rsid="0068958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8aa90" officeooo:paragraph-rsid="0018aa90" fo:background-color="#ffff00" style:font-size-asian="20pt" style:font-weight-asian="bold" style:font-size-complex="20pt" style:font-weight-complex="bold"/>
    </style:style>
    <style:style style:name="P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178f" officeooo:paragraph-rsid="001aba18" style:font-weight-asian="normal" style:font-weight-complex="normal"/>
    </style:style>
    <style:style style:name="P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178f" officeooo:paragraph-rsid="00555f1a" style:font-weight-asian="normal" style:font-weight-complex="normal"/>
    </style:style>
    <style:style style:name="P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178f" officeooo:paragraph-rsid="00689585" style:font-weight-asian="normal" style:font-weight-complex="normal"/>
    </style:style>
    <style:style style:name="P9" style:family="paragraph" style:parent-style-name="Standard">
      <style:text-properties fo:font-weight="normal" officeooo:rsid="0018aa90" officeooo:paragraph-rsid="0018aa90" style:font-weight-asian="normal" style:font-weight-complex="normal"/>
    </style:style>
    <style:style style:name="P10" style:family="paragraph" style:parent-style-name="Standard">
      <style:text-properties fo:font-weight="normal" officeooo:rsid="0058cc0c" officeooo:paragraph-rsid="0058cc0c" style:font-weight-asian="normal" style:font-weight-complex="normal"/>
    </style:style>
    <style:style style:name="P11" style:family="paragraph" style:parent-style-name="Standard">
      <style:text-properties fo:font-weight="normal" officeooo:rsid="005c196e" officeooo:paragraph-rsid="005c196e" style:font-weight-asian="normal" style:font-weight-complex="normal"/>
    </style:style>
    <style:style style:name="P12" style:family="paragraph" style:parent-style-name="Standard">
      <style:text-properties fo:font-weight="normal" officeooo:rsid="006199f2" officeooo:paragraph-rsid="006199f2" style:font-weight-asian="normal" style:font-weight-complex="normal"/>
    </style:style>
    <style:style style:name="P13" style:family="paragraph" style:parent-style-name="Standard">
      <style:text-properties fo:font-weight="normal" officeooo:rsid="0064bf1d" officeooo:paragraph-rsid="0064bf1d" style:font-weight-asian="normal" style:font-weight-complex="normal"/>
    </style:style>
    <style:style style:name="P14" style:family="paragraph" style:parent-style-name="Standard">
      <style:text-properties fo:font-weight="normal" officeooo:rsid="006683fd" officeooo:paragraph-rsid="006683fd" style:font-weight-asian="normal" style:font-weight-complex="normal"/>
    </style:style>
    <style:style style:name="P15" style:family="paragraph" style:parent-style-name="Standard">
      <style:text-properties fo:font-size="12pt" fo:font-style="normal" fo:font-weight="normal" officeooo:rsid="001ca3a5" officeooo:paragraph-rsid="001ca3a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1ca3a5" officeooo:paragraph-rsid="00261b4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rsid="001ca3a5" officeooo:paragraph-rsid="00555f1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1ca3a5" officeooo:paragraph-rsid="0018aa9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01f062a" officeooo:paragraph-rsid="001f062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1fa4c9" officeooo:paragraph-rsid="001fa4c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219ed1" officeooo:paragraph-rsid="0029b4a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21cdd6" officeooo:paragraph-rsid="0021cdd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261b48" officeooo:paragraph-rsid="00261b48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2a9221" officeooo:paragraph-rsid="002a922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2d9f5e" officeooo:paragraph-rsid="002d9f5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31186a" officeooo:paragraph-rsid="0031186a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320b27" officeooo:paragraph-rsid="00320b2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3455af" officeooo:paragraph-rsid="003455a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35b4f7" officeooo:paragraph-rsid="0035b4f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35e75e" officeooo:paragraph-rsid="0035e75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37365a" officeooo:paragraph-rsid="0037365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3e0f39" officeooo:paragraph-rsid="003e0f3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3fcc5f" officeooo:paragraph-rsid="003fcc5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407778" officeooo:paragraph-rsid="00407778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41a112" officeooo:paragraph-rsid="0041a11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4398b0" officeooo:paragraph-rsid="004398b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48a6e6" officeooo:paragraph-rsid="0048a6e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4a0ea0" officeooo:paragraph-rsid="004a0ea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4bb483" officeooo:paragraph-rsid="004bb48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4c636e" officeooo:paragraph-rsid="004c636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51c4f0" officeooo:paragraph-rsid="0051c4f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fo:font-weight="normal" officeooo:rsid="005221ae" officeooo:paragraph-rsid="005221a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68fff3" officeooo:paragraph-rsid="0068fff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6b41e7" officeooo:paragraph-rsid="006b41e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bold" officeooo:rsid="001ca3a5" officeooo:paragraph-rsid="001ca3a5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font-size="12pt" fo:font-style="normal" fo:font-weight="bold" officeooo:rsid="001fa4c9" officeooo:paragraph-rsid="001fa4c9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font-size="12pt" fo:font-style="normal" fo:font-weight="bold" officeooo:rsid="0033a853" officeooo:paragraph-rsid="0033a853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font-size="12pt" fo:font-style="normal" fo:font-weight="bold" officeooo:rsid="00355e08" officeooo:paragraph-rsid="00355e08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font-size="12pt" fo:font-style="normal" fo:font-weight="bold" officeooo:rsid="003abca9" officeooo:paragraph-rsid="003abca9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fo:font-size="12pt" fo:font-style="normal" fo:font-weight="bold" officeooo:rsid="003fcc5f" officeooo:paragraph-rsid="003fcc5f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fo:font-size="12pt" fo:font-style="normal" fo:font-weight="bold" officeooo:rsid="00407778" officeooo:paragraph-rsid="00407778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font-size="12pt" fo:font-style="normal" fo:font-weight="bold" officeooo:rsid="004889bc" officeooo:paragraph-rsid="004889bc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font-size="12pt" fo:font-style="normal" fo:font-weight="bold" officeooo:rsid="005007d4" officeooo:paragraph-rsid="005007d4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fo:font-size="12pt" fo:font-style="normal" fo:font-weight="bold" officeooo:rsid="00567371" officeooo:paragraph-rsid="00567371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text-properties fo:font-size="12pt" fo:font-style="normal" fo:font-weight="bold" officeooo:rsid="0068fff3" officeooo:paragraph-rsid="0068fff3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text-properties fo:font-size="12pt" fo:font-style="normal" fo:font-weight="bold" officeooo:rsid="006cf315" officeooo:paragraph-rsid="006cf315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text-properties fo:font-size="12pt" fo:font-style="normal" fo:font-weight="bold" officeooo:rsid="006ffb29" officeooo:paragraph-rsid="006ffb29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fo:font-size="12pt" fo:font-style="normal" fo:font-weight="bold" officeooo:rsid="00712095" officeooo:paragraph-rsid="00712095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text-properties fo:font-size="12pt" fo:font-style="normal" fo:font-weight="bold" officeooo:rsid="006b41e7" officeooo:paragraph-rsid="006b41e7" fo:background-color="#ffff00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fo:font-size="12pt" fo:font-style="normal" fo:font-weight="bold" officeooo:rsid="006cf315" officeooo:paragraph-rsid="006cf315" fo:background-color="#ffff00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4c4a95" officeooo:paragraph-rsid="004c4a95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weight="normal" officeooo:rsid="0018db3d" officeooo:paragraph-rsid="0018db3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8pt" fo:font-weight="bold" officeooo:rsid="0018db3d" officeooo:paragraph-rsid="0018db3d" fo:background-color="#ffff00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8pt" fo:font-style="normal" fo:font-weight="bold" officeooo:rsid="0018db3d" officeooo:paragraph-rsid="00555f1a" fo:background-color="#ffff00" style:font-size-asian="18pt" style:font-style-asian="normal" style:font-weight-asian="bold" style:font-size-complex="18pt" style:font-style-complex="normal" style:font-weight-complex="bold"/>
    </style:style>
    <style:style style:name="P65" style:family="paragraph" style:parent-style-name="Standard">
      <style:text-properties fo:font-size="12pt" fo:font-style="normal" fo:font-weight="normal" officeooo:rsid="00712095" officeooo:paragraph-rsid="006ffb29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1ca3a5" officeooo:paragraph-rsid="006ffb2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68fff3" officeooo:paragraph-rsid="0068fff3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732a28" officeooo:paragraph-rsid="00732a28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bold" officeooo:rsid="00732a28" officeooo:paragraph-rsid="00732a28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455af" style:font-weight-asian="normal" style:font-weight-complex="normal"/>
    </style:style>
    <style:style style:name="T3" style:family="text">
      <style:text-properties fo:font-weight="normal" officeooo:rsid="003ba08c" style:font-weight-asian="normal" style:font-weight-complex="normal"/>
    </style:style>
    <style:style style:name="T4" style:family="text">
      <style:text-properties fo:font-weight="normal" officeooo:rsid="003c7a3d" style:font-weight-asian="normal" style:font-weight-complex="normal"/>
    </style:style>
    <style:style style:name="T5" style:family="text">
      <style:text-properties fo:font-weight="normal" officeooo:rsid="001ca3a5" style:font-weight-asian="normal" style:font-weight-complex="normal"/>
    </style:style>
    <style:style style:name="T6" style:family="text">
      <style:text-properties fo:font-weight="normal" officeooo:rsid="00712095" style:font-weight-asian="normal" style:font-weight-complex="normal"/>
    </style:style>
    <style:style style:name="T7" style:family="text">
      <style:text-properties officeooo:rsid="0021cdd6"/>
    </style:style>
    <style:style style:name="T8" style:family="text">
      <style:text-properties officeooo:rsid="00284af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officeooo:rsid="003ba08c" style:font-weight-asian="normal" style:font-weight-complex="normal"/>
    </style:style>
    <style:style style:name="T11" style:family="text">
      <style:text-properties officeooo:rsid="002c1bae"/>
    </style:style>
    <style:style style:name="T12" style:family="text">
      <style:text-properties officeooo:rsid="002f1f7c"/>
    </style:style>
    <style:style style:name="T13" style:family="text">
      <style:text-properties officeooo:rsid="00349d27"/>
    </style:style>
    <style:style style:name="T14" style:family="text">
      <style:text-properties officeooo:rsid="0038db4f"/>
    </style:style>
    <style:style style:name="T15" style:family="text">
      <style:text-properties officeooo:rsid="003c7a3d"/>
    </style:style>
    <style:style style:name="T16" style:family="text">
      <style:text-properties officeooo:rsid="00432441"/>
    </style:style>
    <style:style style:name="T17" style:family="text">
      <style:text-properties officeooo:rsid="00459189"/>
    </style:style>
    <style:style style:name="T18" style:family="text">
      <style:text-properties officeooo:rsid="0046a071"/>
    </style:style>
    <style:style style:name="T19" style:family="text">
      <style:text-properties officeooo:rsid="004a7c8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4bb483"/>
    </style:style>
    <style:style style:name="T22" style:family="text">
      <style:text-properties officeooo:rsid="004c636e"/>
    </style:style>
    <style:style style:name="T23" style:family="text">
      <style:text-properties officeooo:rsid="00538976"/>
    </style:style>
    <style:style style:name="T24" style:family="text">
      <style:text-properties officeooo:rsid="0057481b"/>
    </style:style>
    <style:style style:name="T25" style:family="text">
      <style:text-properties officeooo:rsid="005c196e"/>
    </style:style>
    <style:style style:name="T26" style:family="text">
      <style:text-properties officeooo:rsid="005d5fb9"/>
    </style:style>
    <style:style style:name="T27" style:family="text">
      <style:text-properties officeooo:rsid="0060bc3f"/>
    </style:style>
    <style:style style:name="T28" style:family="text">
      <style:text-properties officeooo:rsid="006377cd"/>
    </style:style>
    <style:style style:name="T29" style:family="text">
      <style:text-properties officeooo:rsid="0065a6eb"/>
    </style:style>
    <style:style style:name="T30" style:family="text">
      <style:text-properties officeooo:rsid="00706a07"/>
    </style:style>
    <style:style style:name="T31" style:family="text">
      <style:text-properties officeooo:rsid="00712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erview Questions:</text:p>
      <text:p text:style-name="P18"/>
      <text:p text:style-name="P18"/>
      <text:p text:style-name="P18"/>
      <text:p text:style-name="P8"/>
      <text:p text:style-name="P8"/>
      <text:p text:style-name="P55">Second Interview: Behaviour</text:p>
      <text:p text:style-name="P18"/>
      <text:p text:style-name="P60">Scenarios:</text:p>
      <text:p text:style-name="P56"/>
      <text:p text:style-name="P56">Team work:<text:span text:style-name="T1"> <text:s/>Setting up new websites in FSB. Learning how to do it from Adrian. Copying DB, nginx, ha proxy, creating dns</text:span></text:p>
      <text:p text:style-name="P18"/>
      <text:p text:style-name="P57">Stre<text:span text:style-name="T30">s</text:span>sful situation:<text:span text:style-name="T5"> </text:span><text:span text:style-name="T6">The alarm sounding, Gerard pushing.</text:span></text:p>
      <text:p text:style-name="P65"/>
      <text:p text:style-name="P58"><text:span text:style-name="T31">L</text:span>eading situation:<text:span text:style-name="T1"> Not to much situations, mentoring new hires. </text:span></text:p>
      <text:p text:style-name="P66"/>
      <text:p text:style-name="P66"/>
      <text:p text:style-name="P59">Questions to ask:</text:p>
      <text:p text:style-name="P43"/>
      <text:p text:style-name="P44">How many people there are in the team?</text:p>
      <text:p text:style-name="P44"/>
      <text:p text:style-name="P43"/>
      <text:p text:style-name="P43"/>
      <text:p text:style-name="P43"/>
      <text:p text:style-name="P43"/>
      <text:p text:style-name="P69">Websites:</text:p>
      <text:p text:style-name="P68"><text:a xlink:type="simple" xlink:href="https://www.thebalancecareers.com/teamwork-job-interview-questions-and-answers-2064066" text:style-name="Internet_20_link" text:visited-style-name="Visited_20_Internet_20_Link">Teamwork questions</text:a></text:p>
      <text:p text:style-name="P68"><text:a xlink:type="simple" xlink:href="https://www.thebalancecareers.com/how-to-respond-to-interview-questions-about-teamwork-2061100" text:style-name="Internet_20_link" text:visited-style-name="Visited_20_Internet_20_Link">More teamwork</text:a></text:p>
      <text:p text:style-name="P68"><text:a xlink:type="simple" xlink:href="https://resources.workable.com/team-player-interview-questions" text:style-name="Internet_20_link" text:visited-style-name="Visited_20_Internet_20_Link">and more with redflags</text:a></text:p>
      <text:p text:style-name="P68"><text:a xlink:type="simple" xlink:href="https://www.sanderson.ie/news/starmethod" text:style-name="Internet_20_link" text:visited-style-name="Visited_20_Internet_20_Link">Star Method</text:a></text:p>
      <text:p text:style-name="P68"/>
      <text:p text:style-name="P43"/>
      <text:p text:style-name="P43"/>
      <text:p text:style-name="P43"/>
      <text:p text:style-name="P7"/>
      <text:p text:style-name="P7"/>
      <text:p text:style-name="P2"/>
      <text:p text:style-name="P4">First Interview, technical one:</text:p>
      <text:p text:style-name="P2"/>
      <text:p text:style-name="P64"><text:span text:style-name="T23">Warming Up</text:span>:</text:p>
      <text:p text:style-name="P17"/>
      <text:p text:style-name="P54">What kind of Linux distros do you like <text:span text:style-name="T24">to work with</text:span>?</text:p>
      <text:p text:style-name="P9"/>
      <text:p text:style-name="P10"><text:span text:style-name="T9">Desktop</text:span>: <text:s/>Ubuntu. <text:span text:style-name="T27">MAC OS (freeBSD).</text:span> <text:span text:style-name="T26">Proof of concept:</text:span> Fedora <text:span text:style-name="T26">and Debian</text:span> while studying.</text:p>
      <text:p text:style-name="P10"><text:span text:style-name="T9">Containers / Lightweight:</text:span> <text:s/><text:span text:style-name="T25">Alpine</text:span></text:p>
      <text:p text:style-name="P11"><text:span text:style-name="T9">Servers:</text:span> Centos 6 &amp; 7. Ubuntu</text:p>
      <text:p text:style-name="P11"/>
      <text:p text:style-name="P12"><text:span text:style-name="T20">What Editor / working environment</text:span>: <text:s/>vi, Visual studio <text:span text:style-name="T28">(IDE)</text:span></text:p>
      <text:p text:style-name="P12"/>
      <text:p text:style-name="P3"><text:soft-page-break/>Which automation tools or config management:</text:p>
      <text:p text:style-name="P13"><text:span text:style-name="T29">kuberbetes, </text:span>ansible <text:span text:style-name="T29">(indentation and upper case problems)</text:span>, jenkins, <text:span text:style-name="T29">GIT</text:span></text:p>
      <text:p text:style-name="P12"/>
      <text:p text:style-name="P12"/>
      <text:p text:style-name="P14">webex, best use tablet </text:p>
      <text:p text:style-name="P12"/>
      <text:p text:style-name="P6"/>
      <text:p text:style-name="P6"/>
      <text:p text:style-name="P1"/>
      <text:p text:style-name="P63">Linux:</text:p>
      <text:p text:style-name="P62"/>
      <text:p text:style-name="P45">How to check the kernel version of a Linux system?</text:p>
      <text:p text:style-name="P19">uname -a</text:p>
      <text:p text:style-name="P15"/>
      <text:p text:style-name="P45">How to see the current IP address on Linux?</text:p>
      <text:p text:style-name="P20">ifconfig </text:p>
      <text:p text:style-name="P20">ip -c addr </text:p>
      <text:p text:style-name="P20"/>
      <text:p text:style-name="P20">ip addr show eth0</text:p>
      <text:p text:style-name="P20"/>
      <text:p text:style-name="P46">How to check for free disk space in Linux?</text:p>
      <text:p text:style-name="P22">df -h</text:p>
      <text:p text:style-name="P15"/>
      <text:p text:style-name="P45">How to see if a Linux service is running?</text:p>
      <text:p text:style-name="P23"><text:span text:style-name="T9">Old Initd:</text:span> <text:s/>service nginx status/start/stop/<text:span text:style-name="T8">enable</text:span> </text:p>
      <text:p text:style-name="P23"/>
      <text:p text:style-name="P23"><text:span text:style-name="T9">Systemd</text:span>: <text:s/><text:span text:style-name="T8">systemctl status/start/stop/restart/enable nginx</text:span></text:p>
      <text:p text:style-name="P16"/>
      <text:p text:style-name="P45">How to check the size of a directory in Linux?</text:p>
      <text:p text:style-name="P21">du -sh <text:span text:style-name="T7">Music</text:span> </text:p>
      <text:p text:style-name="P15"/>
      <text:p text:style-name="P45">How to check for open ports in Linux?</text:p>
      <text:p text:style-name="P24">netstat -tulpn</text:p>
      <text:p text:style-name="P15"/>
      <text:p text:style-name="P45">How to check Linux process information (CPU usage, memory, user information, etc.)?</text:p>
      <text:p text:style-name="P24">ps aux | grep nginx</text:p>
      <text:p text:style-name="P24">top <text:s/>→ <text:span text:style-name="T11">check I/O wait too</text:span></text:p>
      <text:p text:style-name="P24"/>
      <text:p text:style-name="P45">How to deal with mounts in Linux</text:p>
      <text:p text:style-name="P25">mount /absolute_path_to_volume <text:s/>/<text:span text:style-name="T12">mount_point <text:s text:c="2"/>→ </text:span>mount /dev/sda2 /mnt</text:p>
      <text:p text:style-name="P15"/>
      <text:p text:style-name="P26">mount → to check existing mounts</text:p>
      <text:p text:style-name="P15"/>
      <text:p text:style-name="P15">/<text:span text:style-name="T11">etc/fstab <text:s/>to mount a device every boot</text:span></text:p>
      <text:p text:style-name="P15"/>
      <text:p text:style-name="P45">Man pages:</text:p>
      <text:p text:style-name="P27">man ps</text:p>
      <text:p text:style-name="P27">man df</text:p>
      <text:p text:style-name="P15"/>
      <text:p text:style-name="P47">Connect into a server:<text:span text:style-name="T1"> </text:span><text:span text:style-name="T2">Best option</text:span></text:p>
      <text:p text:style-name="P28">Generate ssh key: <text:s/>ssh-keygen</text:p>
      <text:p text:style-name="P28"><text:soft-page-break/>Copy it to the remote server: <text:s/>ssh-copy-id -i ~/.ssh/id_rsa.pub remote-host <text:s/>→ <text:span text:style-name="T13">will ask you for the password. Then next time won’t ask you for it.</text:span></text:p>
      <text:p text:style-name="P28"/>
      <text:p text:style-name="P48">How INIT works:</text:p>
      <text:p text:style-name="P29">First process that linux kernel starts</text:p>
      <text:p text:style-name="P29">INIT is responsible to start all the services, units you spect to have running.</text:p>
      <text:p text:style-name="P30">Responsible for reparenting orphaned processes.</text:p>
      <text:p text:style-name="P30"/>
      <text:p text:style-name="P30"/>
      <text:p text:style-name="P31">journalctl -f to check systemd logs, <text:span text:style-name="T14">likle if a service has been started or the error that gives you if not.</text:span></text:p>
      <text:p text:style-name="P31"/>
      <text:p text:style-name="P49">/<text:span text:style-name="T15">p</text:span>roc: <text:span text:style-name="T10">Pseudo-filesystem</text:span><text:span text:style-name="T3">. </text:span><text:span text:style-name="T1">Temporary folder keeping the logs of the </text:span><text:span text:style-name="T4">kernel </text:span><text:span text:style-name="T1">processes and other system information. Removed in each reboot.</text:span></text:p>
      <text:p text:style-name="P29"/>
      <text:p text:style-name="P32">Another definition: Is the kernel state reflected as file system tree.</text:p>
      <text:p text:style-name="P32"/>
      <text:p text:style-name="P50">Where to go to answers when troubleshooting:</text:p>
      <text:p text:style-name="P33">Man pages, stackoverflow, google, official documentation.</text:p>
      <text:p text:style-name="P33"/>
      <text:p text:style-name="P51">How to troubleshoot weird process:<text:span text:style-name="T1"> Creating a performance issue.</text:span></text:p>
      <text:p text:style-name="P34">top, htop.</text:p>
      <text:p text:style-name="P34"/>
      <text:p text:style-name="P34">ps aux |grep <text:span text:style-name="T22">[</text:span>n<text:span text:style-name="T22">]</text:span>ginx</text:p>
      <text:p text:style-name="P35"/>
      <text:p text:style-name="P35">lsof -Pnp (process ID) <text:s/><text:span text:style-name="T18">List of open files. W</text:span><text:span text:style-name="T16">hat files handles the network sockets. </text:span></text:p>
      <text:p text:style-name="P36"/>
      <text:p text:style-name="P36">netstat -tunalpt or ss -tunapl “(ESTABL|LISTEN)” <text:s text:c="2"/>→ <text:span text:style-name="T17">to see to where the process is connected to</text:span></text:p>
      <text:p text:style-name="P36"/>
      <text:p text:style-name="P52">Aside from disk or fs space, what can prevent you of creating a file:</text:p>
      <text:p text:style-name="P37">Incorrect ownership: <text:s/>chown </text:p>
      <text:p text:style-name="P37">Incorrect permissions: chmod</text:p>
      <text:p text:style-name="P37"/>
      <text:p text:style-name="P38"><text:span text:style-name="T20">Inodes: </text:span><text:span text:style-name="T19">Index node. </text:span><text:span text:style-name="T21">Is the metadata of every file and folder.</text:span></text:p>
      <text:p text:style-name="P39">Metadata like:</text:p>
      <text:p text:style-name="P39">File type</text:p>
      <text:p text:style-name="P39">Permissions</text:p>
      <text:p text:style-name="P39">Owner ID</text:p>
      <text:p text:style-name="P39">Group ID</text:p>
      <text:p text:style-name="P39">Size of file</text:p>
      <text:p text:style-name="P39">etc. </text:p>
      <text:p text:style-name="P39"/>
      <text:p text:style-name="P61">Check inodes:</text:p>
      <text:p text:style-name="P40">stat file_name</text:p>
      <text:p text:style-name="P40">df -i</text:p>
      <text:p text:style-name="P40"/>
      <text:p text:style-name="P53">Security:</text:p>
      <text:p text:style-name="P41">iptables:</text:p>
      <text:p text:style-name="P42">DROP won’t forward any answer. Silently drops the packet. Doesn’t provide any information to the attacker.</text:p>
      <text:p text:style-name="P42">REJECT sends an error message to the attacker indicating the error.</text:p>
      <text:p text:style-name="P41"/>
      <text:p text:style-name="P41"><text:soft-page-break/>firewalld in centos 7</text:p>
      <text:p text:style-name="P3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sdfgsdfg sdfgsdfgsd</meta:initial-creator>
    <meta:creation-date>2022-06-21T13:42:40.330503069</meta:creation-date>
    <dc:date>2022-07-14T14:10:32.411788218</dc:date>
    <dc:creator>sdfgsdfg sdfgsdfgsd</dc:creator>
    <meta:editing-duration>P1DT1H3M30S</meta:editing-duration>
    <meta:editing-cycles>81</meta:editing-cycles>
    <meta:generator>LibreOffice/7.3.4.2$MacOSX_X86_64 LibreOffice_project/728fec16bd5f605073805c3c9e7c4212a0120dc5</meta:generator>
    <meta:document-statistic meta:table-count="0" meta:image-count="0" meta:object-count="0" meta:page-count="5" meta:paragraph-count="85" meta:word-count="527" meta:character-count="3213" meta:non-whitespace-character-count="2744"/>
  </office:meta>
</office:document-meta>
</file>